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.044</text:p>
          </table:table-cell>
          <table:table-cell table:number-columns-repeated="2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246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8.49175||</text:p>
          </table:table-cell>
          <table:table-cell table:number-columns-repeated="2"/>
          <table:table-cell office:value-type="string" calcext:value-type="string">
            <text:p>280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 office:value-type="string" calcext:value-type="string">
            <text:p>8.49.</text:p>
          </table:table-cell>
          <table:table-cell table:number-columns-repeated="2"/>
          <table:table-cell office:value-type="string" calcext:value-type="string">
            <text:p>288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2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style-name="ce2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7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.00.0000</text:date>, <text:time style:data-style-name="N2" text:time-value="17:30:50.32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02T17:10:54.529000000</dc:date>
    <meta:editing-duration>P1DT14H7M6S</meta:editing-duration>
    <meta:editing-cycles>728</meta:editing-cycles>
    <meta:document-statistic meta:table-count="1" meta:cell-count="3477" meta:object-count="0"/>
  </office:meta>
</office:document-meta>
</file>